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-color="#ffffe0" draw:textarea-vertical-align="top"/>
    </style:style>
    <style:style style:name="gr3" style:family="graphic" style:parent-style-name="standard">
      <style:graphic-properties draw:fill-color="#eeeeee" draw:textarea-vertical-align="top"/>
    </style:style>
    <style:style style:name="gr4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gr5" style:family="graphic" style:parent-style-name="objectwithoutfill">
      <style:graphic-properties svg:stroke-width="0.1cm" svg:stroke-color="#ffcc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7.5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6666ff" fo:font-size="11pt" fo:font-style="italic" style:font-size-asian="11pt" style:font-style-asian="italic" style:font-size-complex="11pt" style:font-style-complex="italic"/>
    </style:style>
    <style:style style:name="T4" style:family="text">
      <style:text-properties fo:color="#ffcc00" fo:font-size="11pt" style:font-size-asian="11pt" style:font-size-complex="11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family="Arial" style:font-style-name="Regular" style:font-family-generic="swiss" fo:font-size="8pt" style:font-family-asian="Arial" style:font-style-name-asian="Regular" style:font-family-generic-asian="swiss" style:font-size-asian="8pt" style:font-family-complex="Arial" style:font-style-name-complex="Regular" style:font-family-generic-complex="swiss" style:font-size-complex="8pt"/>
    </style:style>
    <style:style style:name="T7" style:family="text">
      <style:text-properties fo:font-family="Arial" style:font-family-generic="roman" style:font-pitch="variable" fo:font-size="8pt" style:font-family-asian="Arial" style:font-style-name-asian="Regular" style:font-family-generic-asian="swiss" style:font-size-asian="8pt" style:font-family-complex="Arial" style:font-style-name-complex="Regular" style:font-family-generic-complex="swiss" style:font-size-complex="8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317cm" svg:height="12.347cm" svg:x="0.523cm" svg:y="1.034cm">
          <text:p text:style-name="P1"><text:span text:style-name="T1">IDE or test dev environm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32.624288894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2" draw:text-style-name="P3" draw:layer="layout" svg:width="3.817cm" svg:height="2.233cm" svg:x="1.892cm" svg:y="10.732cm">
          <text:p text:style-name="P1"><text:span text:style-name="T2">JSCover Directory</text:span></text:p>
          <text:p text:style-name="P1"><text:span text:style-name="T2"/></text:p>
          <text:p text:style-name="P1"><text:span text:style-name="T2">&lt;user.dir&gt;/jscoverInst</text:span></text:p>
        </draw:rect>
        <draw:rect draw:style-name="gr3" draw:text-style-name="P3" draw:layer="layout" svg:width="6.927cm" svg:height="8.051cm" svg:x="1.45cm" svg:y="2.377cm">
          <text:p text:style-name="P1"><text:span text:style-name="T2">Project</text:span></text:p>
        </draw:rect>
        <draw:custom-shape draw:style-name="gr4" draw:text-style-name="P3" draw:layer="layout" svg:width="6.158cm" svg:height="3.057cm" svg:x="1.566cm" svg:y="2.932cm">
          <text:p text:style-name="P4"><text:span text:style-name="T2">@Test setup(suite)</text:span></text:p>
          <text:p text:style-name="P4"><text:span text:style-name="T3">Setup/install selenium drivers</text:span></text:p>
          <text:p text:style-name="P4"><text:span text:style-name="T2"/></text:p>
          <text:p text:style-name="P4"><text:span text:style-name="T4">new JscovTestUtil(portNo, repDir)</text:span><text:span text:style-name="T2"> </text:span></text:p>
          <text:p text:style-name="P4"><text:span text:style-name="T2"/></text:p>
          <text:p text:style-name="P4"><text:span text:style-name="T2">startProxyServer(..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draw:layer="layout" svg:width="3.999cm" svg:height="1.25cm" svg:x="1.566cm" svg:y="8.807cm">
          <text:p text:style-name="P4"><text:span text:style-name="T2">@Test teardown (suite)</text:span></text:p>
          <text:p text:style-name="P4"><text:span text:style-name="T2">stopProxyServer(..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draw:layer="layout" svg:width="6.034cm" svg:height="2.401cm" svg:x="1.564cm" svg:y="6.234cm">
          <text:p text:style-name="P4"><text:span text:style-name="T2">@Test (test-cases)</text:span></text:p>
          <text:p text:style-name="P4"><text:span text:style-name="T2"/></text:p>
          <text:p text:style-name="P4"><text:span text:style-name="T2">webDriverForJSCoverProxy(..)</text:span></text:p>
          <draw:enhanced-geometry svg:viewBox="0 0 21600 21600" draw:mirror-horizontal="tru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polyline draw:style-name="gr5" draw:text-style-name="P1" draw:layer="layout" svg:width="0.984cm" svg:height="6.744cm" svg:x="0.784cm" svg:y="4.405cm" svg:viewBox="0 0 985 6745" draw:points="744,6745 0,6745 0,0 985,0">
          <text:p/>
        </draw:polyline>
        <draw:frame draw:style-name="gr6" draw:text-style-name="P5" draw:layer="layout" svg:width="3.922cm" svg:height="0.569cm" svg:x="2.646cm" svg:y="13.591cm">
          <draw:text-box>
            <text:p><text:span text:style-name="T5">Copyright </text:span><text:span text:style-name="T6">©</text:span><text:span text:style-name="T7"> </text:span><text:span text:style-name="T5">2019 dbradley.</text:span></text:p>
          </draw:text-box>
        </draw:frame>
        <draw:frame draw:style-name="gr7" draw:text-style-name="P6" draw:layer="layout" svg:width="8.016cm" svg:height="0.759cm" svg:x="1.116cm" svg:y="0.2cm">
          <draw:text-box>
            <text:p><text:span text:style-name="T8">'user.dir' for JSCover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0.5cm" fo:page-height="14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30T05:28:19.59</meta:creation-date>
    <dc:date>2019-02-21T17:29:27.16</dc:date>
    <meta:editing-duration>PT11H5M5S</meta:editing-duration>
    <meta:editing-cycles>66</meta:editing-cycles>
    <meta:generator>OpenOffice/4.1.3$Win32 OpenOffice.org_project/413m1$Build-9783</meta:generator>
    <meta:document-statistic meta:object-count="9"/>
  </office:meta>
</office:document-meta>
</file>